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22bda8"/>
    </style:style>
    <style:style style:name="P2" style:family="paragraph" style:parent-style-name="Text_20_body">
      <style:text-properties officeooo:rsid="0022bda8" officeooo:paragraph-rsid="0022bda8"/>
    </style:style>
    <style:style style:name="P3" style:family="paragraph" style:parent-style-name="Text_20_body">
      <style:text-properties officeooo:paragraph-rsid="0022bda8"/>
    </style:style>
    <style:style style:name="P4" style:family="paragraph" style:parent-style-name="Text_20_body">
      <style:text-properties officeooo:rsid="0022c4f6" officeooo:paragraph-rsid="0022c4f6"/>
    </style:style>
    <style:style style:name="P5" style:family="paragraph" style:parent-style-name="Heading_20_3">
      <style:text-properties officeooo:rsid="0022bda8" officeooo:paragraph-rsid="0022bda8"/>
    </style:style>
    <style:style style:name="P6" style:family="paragraph" style:parent-style-name="Text_20_body">
      <style:text-properties fo:font-size="11pt" officeooo:rsid="0022c4f6" officeooo:paragraph-rsid="0022c4f6" style:font-size-asian="11pt" style:font-size-complex="11pt"/>
    </style:style>
    <style:style style:name="T1" style:family="text">
      <style:text-properties officeooo:rsid="0022bda8"/>
    </style:style>
    <style:style style:name="T2" style:family="text">
      <style:text-properties officeooo:rsid="0022c4f6"/>
    </style:style>
    <style:style style:name="T3" style:family="text">
      <style:text-properties officeooo:rsid="002474d2"/>
    </style:style>
    <style:style style:name="T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La búsqueda</text:h>
      <text:p text:style-name="P4">The search</text:p>
      <text:p text:style-name="P2">Acrílico sobre papel Fabriano <text:s/>“Pittura”</text:p>
      <text:p text:style-name="P2">70x 50 cm</text:p>
      <text:p text:style-name="P2">2016</text:p>
      <text:h text:style-name="Heading_20_3" text:outline-level="3">Ana</text:h>
      <text:p text:style-name="P1">Acrílico sobre tela</text:p>
      <text:p text:style-name="P1">70x 60 cm</text:p>
      <text:p text:style-name="P1">2015</text:p>
      <text:p text:style-name="Standard"/>
      <text:h text:style-name="Heading_20_3" text:outline-level="3"><text:span text:style-name="T1">Autoretrato</text:span> II</text:h>
      <text:p text:style-name="P6">Self-portrait II</text:p>
      <text:p text:style-name="P3">Acrílico sobre tela</text:p>
      <text:p text:style-name="P3">40x 40cm </text:p>
      <text:p text:style-name="P3">2013</text:p>
      <text:h text:style-name="Heading_20_3" text:outline-level="3">Pili</text:h>
      <text:p text:style-name="P3">Esmalte sintético</text:p>
      <text:p text:style-name="P3">25x 33 cm</text:p>
      <text:p text:style-name="P3">2006</text:p>
      <text:h text:style-name="Heading_20_3" text:outline-level="3">Xela y Berni</text:h>
      <text:p text:style-name="P3">Acrílico sobre tela</text:p>
      <text:p text:style-name="P3">120x 40 cm</text:p>
      <text:p text:style-name="P3">2014</text:p>
      <text:h text:style-name="Heading_20_3" text:outline-level="3">Miguel</text:h>
      <text:p text:style-name="P3">Acrílico sobre tela</text:p>
      <text:p text:style-name="P3"><text:span text:style-name="T2">7</text:span>5x 60 cm</text:p>
      <text:p text:style-name="P3">2014</text:p>
      <text:h text:style-name="Heading_20_3" text:outline-level="3"><text:span text:style-name="T1">Autorretrato</text:span> I</text:h>
      <text:p text:style-name="P6">Self-portrait I</text:p>
      <text:p text:style-name="P3">Esmalte sintético <text:span text:style-name="T1">sobre tabla</text:span></text:p>
      <text:p text:style-name="P3">60x 40 cm</text:p>
      <text:p text:style-name="P3">2006</text:p>
      <text:h text:style-name="Heading_20_3" text:outline-level="3"><text:soft-page-break/>Zu</text:h>
      <text:p text:style-name="P3">Acrílico sobre tela</text:p>
      <text:p text:style-name="P3">27x 43 cm</text:p>
      <text:p text:style-name="P3">2009</text:p>
      <text:h text:style-name="Heading_20_3" text:outline-level="3">Miriam</text:h>
      <text:p text:style-name="P3">Acrílico sobre tela</text:p>
      <text:p text:style-name="P3">43x 27 cm</text:p>
      <text:p text:style-name="P3">2009</text:p>
      <text:h text:style-name="Heading_20_3" text:outline-level="3">La cocina</text:h>
      <text:p text:style-name="P6">The Kitchen</text:p>
      <text:p text:style-name="P3">Acrílico y esmalte sintético <text:span text:style-name="T1">sobre tela</text:span></text:p>
      <text:p text:style-name="P3">21x 29 cm</text:p>
      <text:p text:style-name="P3">2007</text:p>
      <text:h text:style-name="Heading_20_3" text:outline-level="3">Johnny</text:h>
      <text:p text:style-name="P3">Acrílico sobre tela</text:p>
      <text:p text:style-name="P3">55x 35 cm </text:p>
      <text:p text:style-name="P3">2008</text:p>
      <text:h text:style-name="Heading_20_3" text:outline-level="3">La charla</text:h>
      <text:p text:style-name="P6">The chat</text:p>
      <text:p text:style-name="P3">Acrílico sobre tela</text:p>
      <text:p text:style-name="P3">43x 58 cm</text:p>
      <text:p text:style-name="P3">2008</text:p>
      <text:h text:style-name="Heading_20_3" text:outline-level="3">Rubén y María</text:h>
      <text:p text:style-name="P3">Acrílico sobre tela</text:p>
      <text:p text:style-name="P3">45x 25 cm</text:p>
      <text:p text:style-name="P3">2008</text:p>
      <text:h text:style-name="P5" text:outline-level="3">Tu mirada</text:h>
      <text:p text:style-name="P6">Your gaze</text:p>
      <text:p text:style-name="P3">Acrílico sobre tela</text:p>
      <text:p text:style-name="P3">100x 100 cm</text:p>
      <text:p text:style-name="P3">2001</text:p>
      <text:h text:style-name="Heading_20_3" text:outline-level="3"><text:soft-page-break/>La Siesta</text:h>
      <text:p text:style-name="P6">The nap</text:p>
      <text:p text:style-name="P3">Acrílico sobre tela</text:p>
      <text:p text:style-name="P3">40x 35 cm</text:p>
      <text:p text:style-name="P3">2013 </text:p>
      <text:h text:style-name="Heading_20_3" text:outline-level="3">Sara</text:h>
      <text:p text:style-name="P3">Acrílico sobre tela</text:p>
      <text:p text:style-name="P3">50x 100 cm</text:p>
      <text:p text:style-name="P3">2005</text:p>
      <text:h text:style-name="Heading_20_3" text:outline-level="3">El recreo</text:h>
      <text:p text:style-name="P6">The playground</text:p>
      <text:p text:style-name="P3">Acrílico y esmalte sintético sobre tabla </text:p>
      <text:p text:style-name="P3">160x 120 cm</text:p>
      <text:p text:style-name="P3">2006</text:p>
      <text:h text:style-name="Heading_20_3" text:outline-level="3">Santiago</text:h>
      <text:p text:style-name="P3">Esmalte sintético sobre tabla </text:p>
      <text:p text:style-name="P3">70x 32 cm</text:p>
      <text:p text:style-name="P3">2005</text:p>
      <text:h text:style-name="Heading_20_3" text:outline-level="3">Murgartegui</text:h>
      <text:p text:style-name="P3"><text:span text:style-name="T3">Acrílico y e</text:span>smalte sintético sobre tabla</text:p>
      <text:p text:style-name="P3">100x 160 cm</text:p>
      <text:p text:style-name="P3">2006</text:p>
      <text:h text:style-name="Heading_20_3" text:outline-level="3">Los cinco</text:h>
      <text:p text:style-name="P6">The five</text:p>
      <text:p text:style-name="P3">Acrílico y esmalte sintético sobre tabla</text:p>
      <text:p text:style-name="P3">160x 80 cm</text:p>
      <text:p text:style-name="P3">2006</text:p>
      <text:h text:style-name="Heading_20_3" text:outline-level="3">La playa</text:h>
      <text:p text:style-name="P4">T<text:span text:style-name="T4">he beach</text:span></text:p>
      <text:p text:style-name="P3">Esmalte sintético sobre tabla</text:p>
      <text:p text:style-name="P3">25x 33 cm</text:p>
      <text:p text:style-name="P3">2004</text:p>
      <text:h text:style-name="Heading_20_3" text:outline-level="3"><text:soft-page-break/>La playa II</text:h>
      <text:p text:style-name="P6">The beach II</text:p>
      <text:p text:style-name="P3"><text:span text:style-name="T3">Acrílico y e</text:span>smalte sintético sobre tabla </text:p>
      <text:p text:style-name="P3">100x 50 cm</text:p>
      <text:p text:style-name="P3">2005</text:p>
      <text:h text:style-name="Heading_20_3" text:outline-level="3">Encuentros</text:h>
      <text:p text:style-name="P6">Meetings</text:p>
      <text:p text:style-name="P3">Esmalte sintético sobre tabla </text:p>
      <text:p text:style-name="P3">25x 33 cm </text:p>
      <text:p text:style-name="P3">2004</text:p>
      <text:h text:style-name="Heading_20_3" text:outline-level="3">Santiago II</text:h>
      <text:p text:style-name="P3">Esmalte sintético sobre tabla </text:p>
      <text:p text:style-name="P3">33x 25 cm</text:p>
      <text:p text:style-name="P3">2004</text:p>
      <text:h text:style-name="Heading_20_3" text:outline-level="3">A <text:span text:style-name="T2">r</text:span>úa</text:h>
      <text:p text:style-name="P6">The street</text:p>
      <text:p text:style-name="P3">Esmalte sintético sobre tabla</text:p>
      <text:p text:style-name="P3">25x 33 cm</text:p>
      <text:p text:style-name="P3">2004</text:p>
      <text:h text:style-name="Heading_20_3" text:outline-level="3">La estación</text:h>
      <text:p text:style-name="P6">The station</text:p>
      <text:p text:style-name="P3">Esmalte sintético sobre tabla</text:p>
      <text:p text:style-name="P3">25x 33 cm</text:p>
      <text:p text:style-name="P3">2004</text:p>
      <text:h text:style-name="Heading_20_3" text:outline-level="3">Sarula</text:h>
      <text:p text:style-name="P3">Acrílico sobre tela </text:p>
      <text:p text:style-name="P3">45x 55 cm</text:p>
      <text:p text:style-name="P3">2008</text:p>
      <text:h text:style-name="Heading_20_3" text:outline-level="3">Mari Carmen</text:h>
      <text:p text:style-name="P3">Papel pintado sobre tabla</text:p>
      <text:p text:style-name="P3">70x 55 <text:span text:style-name="T1">c</text:span>m</text:p>
      <text:p text:style-name="P3">2009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7:19:13.427059000</meta:creation-date>
    <dc:date>2017-02-13T17:01:58.201367000</dc:date>
    <meta:editing-duration>PT2H20M48S</meta:editing-duration>
    <meta:editing-cycles>6</meta:editing-cycles>
    <meta:generator>LibreOffice/4.1.2.3$MacOSX_x86 LibreOffice_project/40b2d7fde7e8d2d7bc5a449dc65df4d08a7dd38</meta:generator>
    <meta:document-statistic meta:table-count="0" meta:image-count="0" meta:object-count="0" meta:page-count="5" meta:paragraph-count="126" meta:word-count="295" meta:character-count="1503" meta:non-whitespace-character-count="1323"/>
  </office:meta>
</office:document-meta>
</file>